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21cm" svg:height="1.288cm" svg:x="6.679cm" svg:y="9.9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956cm" svg:height="0.931cm" svg:x="1.644cm" svg:y="8.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56cm" svg:height="0.931cm" svg:x="1.7cm" svg:y="7.469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1.436cm" svg:x="1.644cm" svg:y="5.864cm">
          <text:p text:style-name="P1"><text:span text:style-name="T1">last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956cm" svg:height="0.931cm" svg:x="2.244cm" svg:y="4.7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858cm" svg:height="1.4cm" svg:x="3.042cm" svg:y="3.1cm">
          <text:p text:style-name="P1"><text:span text:style-name="T1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749cm" svg:height="1.478cm" svg:x="6.3cm" svg:y="2.822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957cm" svg:height="0.933cm" svg:x="8.743cm" svg:y="4.067cm">
          <text:p text:style-name="P1"><text:span text:style-name="T1">t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956cm" svg:height="0.931cm" svg:x="9.544cm" svg:y="5.369cm">
          <text:p text:style-name="P1"><text:span text:style-name="T1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721cm" svg:height="1.187cm" svg:x="10.1cm" svg:y="6.9cm">
          <text:p text:style-name="P1"><text:span text:style-name="T1">member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739cm" svg:y1="9.9cm" svg:x2="3.6cm" svg:y2="9.366cm" draw:start-shape="id1" draw:start-glue-point="0" draw:end-shape="id2" draw:end-glue-point="10" svg:d="m7739 9900-4139-534" svg:viewBox="0 0 4140 535">
          <text:p/>
        </draw:connector>
        <draw:connector draw:style-name="gr2" draw:text-style-name="P1" draw:layer="layout" draw:type="line" svg:x1="7.739cm" svg:y1="9.9cm" svg:x2="3.656cm" svg:y2="7.935cm" draw:start-shape="id1" draw:start-glue-point="0" draw:end-shape="id3" draw:end-glue-point="10" svg:d="m7739 9900-4083-1965" svg:viewBox="0 0 4084 1966">
          <text:p/>
        </draw:connector>
        <draw:connector draw:style-name="gr2" draw:text-style-name="P1" draw:layer="layout" draw:type="line" svg:x1="7.739cm" svg:y1="9.9cm" svg:x2="3.741cm" svg:y2="7.09cm" draw:start-shape="id1" draw:start-glue-point="0" draw:end-shape="id4" draw:end-glue-point="9" svg:d="m7739 9900-3998-2810" svg:viewBox="0 0 3999 2811">
          <text:p/>
        </draw:connector>
        <draw:connector draw:style-name="gr2" draw:text-style-name="P1" draw:layer="layout" draw:type="line" svg:x1="7.739cm" svg:y1="9.9cm" svg:x2="3.914cm" svg:y2="5.495cm" draw:start-shape="id1" draw:start-glue-point="0" draw:end-shape="id5" draw:end-glue-point="9" svg:d="m7739 9900-3825-4405" svg:viewBox="0 0 3826 4406">
          <text:p/>
        </draw:connector>
        <draw:connector draw:style-name="gr2" draw:text-style-name="P1" draw:layer="layout" draw:type="line" svg:x1="7.739cm" svg:y1="9.9cm" svg:x2="4.471cm" svg:y2="4.5cm" draw:start-shape="id1" draw:start-glue-point="0" draw:end-shape="id6" draw:end-glue-point="8" svg:d="m7739 9900-3268-5400" svg:viewBox="0 0 3269 5401">
          <text:p/>
        </draw:connector>
        <draw:connector draw:style-name="gr2" draw:text-style-name="P1" draw:layer="layout" draw:type="line" svg:x1="7.739cm" svg:y1="9.9cm" svg:x2="7.675cm" svg:y2="4.3cm" draw:start-shape="id1" draw:start-glue-point="0" draw:end-shape="id7" draw:end-glue-point="8" svg:d="m7739 9900-64-5600" svg:viewBox="0 0 65 5601">
          <text:p/>
        </draw:connector>
        <draw:connector draw:style-name="gr2" draw:text-style-name="P1" draw:layer="layout" draw:type="line" svg:x1="7.739cm" svg:y1="9.9cm" svg:x2="9.029cm" svg:y2="4.864cm" draw:start-shape="id1" draw:start-glue-point="0" draw:end-shape="id8" draw:end-glue-point="7" svg:d="m7739 9900 1290-5036" svg:viewBox="0 0 1291 5037">
          <text:p/>
        </draw:connector>
        <draw:connector draw:style-name="gr2" draw:text-style-name="P1" draw:layer="layout" draw:type="line" svg:x1="7.739cm" svg:y1="9.9cm" svg:x2="9.544cm" svg:y2="5.835cm" draw:start-shape="id1" draw:start-glue-point="0" draw:end-shape="id9" draw:end-glue-point="6" svg:d="m7739 9900 1805-4065" svg:viewBox="0 0 1806 4066">
          <text:p/>
        </draw:connector>
        <draw:connector draw:style-name="gr2" draw:text-style-name="P1" draw:layer="layout" draw:type="line" svg:x1="7.739cm" svg:y1="9.9cm" svg:x2="10.1cm" svg:y2="7.494cm" draw:start-shape="id1" draw:start-glue-point="0" draw:end-shape="id10" draw:end-glue-point="6" svg:d="m7739 9900 2361-2406" svg:viewBox="0 0 2362 2407">
          <text:p/>
        </draw:connector>
        <draw:custom-shape draw:style-name="gr1" draw:text-style-name="P2" xml:id="id11" draw:id="id11" draw:layer="layout" svg:width="2.135cm" svg:height="1.024cm" svg:x="20.965cm" svg:y="10.076cm">
          <text:p text:style-name="P1"><text:span text:style-name="T1">Biz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958cm" svg:height="0.931cm" svg:x="17.342cm" svg:y="7.169cm">
          <text:p text:style-name="P1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885cm" svg:height="1.581cm" svg:x="17.9cm" svg:y="5.119cm">
          <text:p text:style-name="P1"><text:span text:style-name="T1">Business</text:span></text:p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885cm" svg:height="1.581cm" svg:x="20.815cm" svg:y="4.519cm">
          <text:p text:style-name="P1"><text:span text:style-name="T1">Business</text:span></text:p>
          <text:p text:style-name="P1"><text:span text:style-name="T1">add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.886cm" svg:height="1.582cm" svg:x="24.314cm" svg:y="4.618cm">
          <text:p text:style-name="P1"><text:span text:style-name="T1">Business</text:span></text:p>
          <text:p text:style-name="P1"><text:span text:style-name="T1">im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885cm" svg:height="1.582cm" svg:x="25.215cm" svg:y="7.1cm">
          <text:p text:style-name="P1"><text:span text:style-name="T1">Business</text:span></text:p>
          <text:p text:style-name="P1"><text:span text:style-name="T1">UR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886cm" svg:height="1.581cm" svg:x="25.2cm" svg:y="9.1cm">
          <text:p text:style-name="P1"><text:span text:style-name="T1">Add 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.886cm" svg:height="1.581cm" svg:x="25.114cm" svg:y="11.019cm">
          <text:p text:style-name="P1"><text:span text:style-name="T1">Stat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032cm" svg:y1="10.076cm" svg:x2="19.3cm" svg:y2="7.635cm" draw:start-shape="id11" draw:start-glue-point="0" draw:end-shape="id12" draw:end-glue-point="10" svg:d="m22032 10076-2732-2441" svg:viewBox="0 0 2733 2442">
          <text:p/>
        </draw:connector>
        <draw:connector draw:style-name="gr2" draw:text-style-name="P1" draw:layer="layout" draw:type="line" svg:x1="22.032cm" svg:y1="10.076cm" svg:x2="20.363cm" svg:y2="6.469cm" draw:start-shape="id11" draw:start-glue-point="0" draw:end-shape="id13" draw:end-glue-point="9" svg:d="m22032 10076-1669-3607" svg:viewBox="0 0 1670 3608">
          <text:p/>
        </draw:connector>
        <draw:connector draw:style-name="gr2" draw:text-style-name="P1" draw:layer="layout" draw:type="line" svg:x1="22.032cm" svg:y1="10.076cm" svg:x2="22.258cm" svg:y2="6.1cm" draw:start-shape="id11" draw:start-glue-point="0" draw:end-shape="id14" draw:end-glue-point="8" svg:d="m22032 10076 226-3976" svg:viewBox="0 0 227 3977">
          <text:p/>
        </draw:connector>
        <draw:connector draw:style-name="gr2" draw:text-style-name="P1" draw:layer="layout" draw:type="line" svg:x1="22.032cm" svg:y1="10.076cm" svg:x2="25.757cm" svg:y2="6.2cm" draw:start-shape="id11" draw:start-glue-point="0" draw:end-shape="id15" draw:end-glue-point="8" svg:d="m22032 10076 3725-3876" svg:viewBox="0 0 3726 3877">
          <text:p/>
        </draw:connector>
        <draw:connector draw:style-name="gr2" draw:text-style-name="P1" draw:layer="layout" draw:type="line" svg:x1="22.032cm" svg:y1="10.076cm" svg:x2="25.637cm" svg:y2="8.451cm" draw:start-shape="id11" draw:start-glue-point="0" draw:end-shape="id16" draw:end-glue-point="7" svg:d="m22032 10076 3605-1625" svg:viewBox="0 0 3606 1626">
          <text:p/>
        </draw:connector>
        <draw:connector draw:style-name="gr2" draw:text-style-name="P1" draw:layer="layout" draw:type="line" svg:x1="23.1cm" svg:y1="10.588cm" svg:x2="25.622cm" svg:y2="10.45cm" draw:start-shape="id11" draw:start-glue-point="1" draw:end-shape="id17" draw:end-glue-point="7" svg:d="m23100 10588 2522-138" svg:viewBox="0 0 2523 139">
          <text:p/>
        </draw:connector>
        <draw:connector draw:style-name="gr2" draw:text-style-name="P1" draw:layer="layout" draw:type="line" svg:x1="23.1cm" svg:y1="10.588cm" svg:x2="25.114cm" svg:y2="11.81cm" draw:start-shape="id11" draw:start-glue-point="1" draw:end-shape="id18" draw:end-glue-point="6" svg:d="m23100 10588 2014 1222" svg:viewBox="0 0 2015 1223">
          <text:p/>
        </draw:connector>
        <draw:custom-shape draw:style-name="gr1" draw:text-style-name="P1" xml:id="id19" draw:id="id19" draw:layer="layout" svg:width="2.7cm" svg:height="1.5cm" svg:x="13.5cm" svg:y="9.8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8.8cm" svg:y1="10.544cm" svg:x2="13.5cm" svg:y2="10.55cm" draw:start-shape="id1" draw:start-glue-point="1" draw:end-shape="id19" draw:end-glue-point="5" svg:d="m8800 10544 4700 6" svg:viewBox="0 0 4701 7">
          <text:p/>
        </draw:connector>
        <draw:connector draw:style-name="gr2" draw:text-style-name="P1" draw:layer="layout" draw:type="line" svg:x1="16.2cm" svg:y1="10.55cm" svg:x2="20.965cm" svg:y2="10.588cm" draw:start-shape="id19" draw:start-glue-point="7" draw:end-shape="id11" draw:end-glue-point="3" svg:d="m16200 10550 4765 38" svg:viewBox="0 0 4766 39">
          <text:p/>
        </draw:connector>
        <draw:frame draw:style-name="gr3" draw:layer="layout" svg:width="1.031cm" svg:height="0.962cm" svg:x="8.9cm" svg:y="9.538cm">
          <draw:text-box>
            <text:p>M</text:p>
          </draw:text-box>
        </draw:frame>
        <draw:frame draw:style-name="gr3" draw:layer="layout" svg:width="0.959cm" svg:height="0.962cm" svg:x="19.8cm" svg:y="9.6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20:17:38.423848000</meta:creation-date>
    <dc:date>2015-05-14T11:01:35.625583000</dc:date>
    <meta:editing-duration>PT5M5S</meta:editing-duration>
    <meta:editing-cycles>3</meta:editing-cycles>
    <meta:generator>LibreOffice/4.1.4.2$MacOSX_x86 LibreOffice_project/0a0440ccc0227ad9829de5f46be37cfb6edcf72</meta:generator>
    <meta:document-statistic meta:object-count="39"/>
  </office:meta>
</office:document-meta>
</file>